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f81" officeooo:paragraph-rsid="0012af81"/>
    </style:style>
    <style:style style:name="P2" style:family="paragraph" style:parent-style-name="Standard">
      <style:text-properties officeooo:rsid="001496b3" officeooo:paragraph-rsid="001496b3"/>
    </style:style>
    <style:style style:name="P3" style:family="paragraph" style:parent-style-name="Standard">
      <style:text-properties officeooo:rsid="00164425" officeooo:paragraph-rsid="00164425"/>
    </style:style>
    <style:style style:name="P4" style:family="paragraph" style:parent-style-name="Standard">
      <style:text-properties officeooo:rsid="0018a013" officeooo:paragraph-rsid="0018a013"/>
    </style:style>
    <style:style style:name="T1" style:family="text">
      <style:text-properties officeooo:rsid="001496b3"/>
    </style:style>
    <style:style style:name="T2" style:family="text">
      <style:text-properties officeooo:rsid="0018ad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um : transparencia, adaptação, inspeção</text:p>
      <text:p text:style-name="P1"/>
      <text:p text:style-name="P1">tradicional: <text:span text:style-name="T1">escopo definido na fase inicial do projeto</text:span></text:p>
      <text:p text:style-name="P1"><text:s text:c="19"/><text:span text:style-name="T1">controlado por fases e marcos</text:span></text:p>
      <text:p text:style-name="P1"><text:s text:c="20"/><text:span text:style-name="T1">cliente só ve o software funcionando na fase final do projeto</text:span></text:p>
      <text:p text:style-name="P1"><text:s text:c="20"/><text:span text:style-name="T1">resistencia a mudanças</text:span></text:p>
      <text:p text:style-name="P1"/>
      <text:p text:style-name="P2">ágil: escopo definido ao longo do projeto</text:p>
      <text:p text:style-name="P2"><text:s text:c="8"/>controlado por funcionalidades entregues</text:p>
      <text:p text:style-name="P2"><text:s text:c="8"/>cliente pode ver parte do software funcionando na parte inicial do projeto</text:p>
      <text:p text:style-name="P2"><text:s text:c="8"/>mudanças constantes de acordo com feedbacks continuos</text:p>
      <text:p text:style-name="P1"/>
      <text:p text:style-name="P2">mvp = produto minimo viavel</text:p>
      <text:p text:style-name="P2"/>
      <text:p text:style-name="P2">PAPEIS E RESPONSABILIDADES DO TIME SCRUM</text:p>
      <text:p text:style-name="P2"/>
      <text:p text:style-name="P2">product owner (po): representa area de negocios</text:p>
      <text:p text:style-name="P2"><text:s text:c="34"/>po não é um comite</text:p>
      <text:p text:style-name="P2"><text:s text:c="33"/>define as funcionalidades do software(product backlog)</text:p>
      <text:p text:style-name="P2"><text:s text:c="32"/>prioriza as funcionalidades de acordo com o valor do negocio</text:p>
      <text:p text:style-name="P2"><text:s text:c="32"/>garante que o time de desenvolvimento entenda os itens do backlog no nivel <text:s text:c="29"/>necessario</text:p>
      <text:p text:style-name="P2"/>
      <text:p text:style-name="P2">scrum master (sm): garante uso correto do scrum</text:p>
      <text:p text:style-name="P2"><text:s text:c="32"/>não é gerente de projetos</text:p>
      <text:p text:style-name="P2"><text:s text:c="32"/>age como facilitador</text:p>
      <text:p text:style-name="P2"><text:s text:c="32"/>auxilia o po no planejamento e estimativas do backlog</text:p>
      <text:p text:style-name="P2"><text:s text:c="33"/>auxilia equipe a remover impedimentos</text:p>
      <text:p text:style-name="P2"><text:s text:c="33"/>treina o time em autogerencimanento e interdisciplinidade</text:p>
      <text:p text:style-name="P2"/>
      <text:p text:style-name="P2">time de desenvolvimento (dev): possui habilidades para desenvolver, testar, criar e desenhar, tudo que for necessario para entregar o software funcionando.</text:p>
      <text:p text:style-name="P2"/>
      <text:p text:style-name="P3">CERIMONIAS DO SCRUM</text:p>
      <text:p text:style-name="P3"/>
      <text:p text:style-name="P3">time box = tempo maximo definido para fazer uma cerimonia ou sprint</text:p>
      <text:p text:style-name="P3"/>
      <text:p text:style-name="P3">sprint – principal evento do scrum/ocorre no maximo 30 dias corridos</text:p>
      <text:p text:style-name="P3"/>
      <text:p text:style-name="P4">ESCREVENDO UMA ESTORIA / <text:span text:style-name="T2">EPICO</text:span></text:p>
      <text:p text:style-name="P4">nome da estória</text:p>
      <text:p text:style-name="P4">descrição da estória (eu, como, quero, quando)</text:p>
      <text:p text:style-name="P4">regras de negócio (separar regras front end de regras back end)</text:p>
      <text:p text:style-name="P4">tela( link ou imagem das telas a serem desenvolvidas)</text:p>
      <text:p text:style-name="P4">kpi(quais os objetivos / valor a estória precisa atingir)</text:p>
      <text:p text:style-name="P4">tagueamento(como a estória será “tagueada” para poder mensurar o kpi)</text:p>
      <text:p text:style-name="P4">critérios de aceite(qual o passo a passo de todos os caminhos felizes possíveis a estória deve cumprir para que ela seja considerada aceita)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4:22:45.836000000</meta:creation-date>
    <dc:date>2022-02-02T17:14:25.697000000</dc:date>
    <meta:editing-duration>PT2H7M37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4" meta:word-count="275" meta:character-count="2174" meta:non-whitespace-character-count="1527"/>
  </office:meta>
</office:document-meta>
</file>